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padding-top="0.254cm"/>
    </style:style>
    <style:style style:name="gr2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svg:stroke-width="0.051cm" draw:marker-start-width="0.272cm" draw:marker-end-width="0.272cm" draw:textarea-vertical-align="middle" fo:padding-top="0.146cm" fo:padding-bottom="0.146cm" fo:padding-left="0.271cm" fo:padding-right="0.271cm"/>
    </style:style>
    <style:style style:name="gr6" style:family="graphic" style:parent-style-name="objectwithoutfill">
      <style:graphic-properties draw:stroke="dash" draw:stroke-dash="Ultrafine_20_Dashe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Courier New'" style:font-family-generic="modern" style:font-pitch="fixed"/>
    </style:style>
    <style:style style:name="P3" style:family="paragraph">
      <style:paragraph-properties fo:text-align="center"/>
      <style:text-properties fo:font-family="'Courier New'" style:font-family-generic="modern" style:font-pitch="fixed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color="#ffffff" fo:font-family="'Courier New'" style:font-family-generic="modern" style:font-pitch="fixed" fo:font-size="14pt" style:font-size-asian="14pt" style:font-size-complex="14pt"/>
    </style:style>
    <style:style style:name="P6" style:family="paragraph">
      <style:text-properties fo:font-family="'Courier New'" style:font-family-generic="modern" style:font-pitch="fixed"/>
    </style:style>
    <style:style style:name="T1" style:family="text">
      <style:text-properties fo:color="#ffffff" fo:font-family="'Courier New'" style:font-family-generic="modern" style:font-pitch="fixed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family="'Courier New'" style:font-style-name="Regular" style:font-family-generic="modern" style:font-pitch="fixed" style:font-family-asian="'Courier New'" style:font-style-name-asian="Regular" style:font-family-generic-asian="modern" style:font-pitch-asian="fixed" style:font-family-complex="'Courier New'" style:font-style-name-complex="Regular" style:font-family-generic-complex="modern" style:font-pitch-complex="fixed"/>
    </style:style>
    <style:style style:name="T4" style:family="text">
      <style:text-properties fo:color="#ffffff" fo:font-family="'Courier New'" style:font-family-generic="modern" style:font-pitch="fixed" fo:font-size="14pt" style:font-size-asian="14pt" style:font-size-complex="14pt"/>
    </style:style>
    <style:style style:name="T5" style:family="text">
      <style:text-properties style:text-position="0% 100%" fo:font-family="'Courier New'" style:font-family-generic="modern" style:font-pitch="fixed" fo:font-size="22pt" style:font-size-asian="22pt" style:font-size-complex="22pt"/>
    </style:style>
    <style:style style:name="T6" style:family="text">
      <style:text-properties style:text-position="sub 58%" fo:font-family="'Courier New'" style:font-family-generic="modern" style:font-pitch="fixed" fo:font-size="22pt" style:font-size-asian="22pt" style:font-size-complex="22pt"/>
    </style:style>
    <style:style style:name="T7" style:family="text">
      <style:text-properties fo:font-family="'Courier New'" style:font-family-generic="modern" style:font-pitch="fixed" fo:font-size="22pt" style:font-size-asian="22pt" style:font-size-complex="22pt"/>
    </style:style>
    <style:style style:name="T8" style:family="text">
      <style:text-properties style:text-position="sub 58%" fo:font-family="'Courier New'" style:font-family-generic="modern" style:font-pitch="fixed" fo:font-size="24pt" style:font-size-asian="24pt" style:font-size-complex="24pt"/>
    </style:style>
    <style:style style:name="T9" style:family="text">
      <style:text-properties style:text-position="sub 58%" fo:font-family="'Courier New'" style:font-style-name="Regular" style:font-family-generic="modern" style:font-pitch="fixed" fo:font-size="22pt" style:font-family-asian="'Courier New'" style:font-style-name-asian="Regular" style:font-family-generic-asian="modern" style:font-pitch-asian="fixed" style:font-size-asian="22pt" style:font-family-complex="'Courier New'" style:font-style-name-complex="Regular" style:font-family-generic-complex="modern" style:font-pitch-complex="fixed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10.16cm" svg:x="3.21cm" svg:y="0.27cm">
          <text:p text:style-name="P1">Entity FCL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667cm" svg:height="2.159cm" svg:x="4.353cm" svg:y="1.713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.94cm" svg:y1="2.765cm" svg:x2="4.353cm" svg:y2="2.792cm" draw:start-shape="id1" draw:start-glue-point="10" draw:end-shape="id2" svg:d="m1940 2765 2413 27">
          <text:p/>
        </draw:connector>
        <draw:custom-shape draw:style-name="gr1" draw:text-style-name="P1" draw:layer="layout" svg:width="6.35cm" svg:height="10.16cm" svg:x="13.37cm" svg:y="0.27cm">
          <text:p text:style-name="P1">Task<text:line-break/>Velocity Damping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1.762cm" svg:height="1.262cm" svg:x="0.178cm" svg:y="2.134cm">
          <text:p text:style-name="P1"><text:span text:style-name="T2">URD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9" draw:id="id9" draw:layer="layout" svg:width="1.262cm" svg:height="1.262cm" svg:x="10.322cm" svg:y="2.129cm">
          <text:p text:style-name="P1"><text:span text:style-name="T3">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3.482cm" svg:height="2.467cm" svg:x="14.861cm" svg:y="7.509cm">
          <text:p text:style-name="P1"><text:span text:style-name="T1">jacobi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3.482cm" svg:height="2.255cm" svg:x="14.863cm" svg:y="3.439cm">
          <text:p text:style-name="P1"><text:span text:style-name="T1">err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3" draw:id="id3" draw:layer="layout" svg:width="2.993cm" svg:height="2.325cm" svg:x="4.226cm" svg:y="4.595cm">
          <text:p text:style-name="P4"><text:span text:style-name="T4">Closest</text:span></text:p>
          <text:p text:style-name="P4"><text:span text:style-name="T4">Point</text:span></text:p>
          <text:p text:style-name="P4"><text:span text:style-name="T4">Pai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4" draw:id="id4" draw:layer="layout" svg:width="2.993cm" svg:height="2.325cm" svg:x="4.226cm" svg:y="7.724cm">
          <text:p text:style-name="P4"><text:span text:style-name="T4">Closest</text:span></text:p>
          <text:p text:style-name="P4"><text:span text:style-name="T4">Point</text:span></text:p>
          <text:p text:style-name="P4"><text:span text:style-name="T4">Pair 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xml:id="id5" draw:id="id5" draw:layer="layout" svg:x1="5.723cm" svg:y1="6.92cm" svg:x2="5.723cm" svg:y2="7.724cm" draw:start-shape="id3" draw:start-glue-point="8" draw:end-shape="id4" draw:end-glue-point="4" svg:d="m5723 6920v804">
          <text:p/>
        </draw:connector>
        <draw:connector draw:style-name="gr6" draw:text-style-name="P1" xml:id="id7" draw:id="id7" draw:layer="layout" draw:line-skew="0.96cm" svg:x1="5.723cm" svg:y1="7.322cm" svg:x2="15.373cm" svg:y2="5.364cm" draw:start-shape="id5" draw:start-glue-point="0" draw:end-shape="id6" draw:end-glue-point="7" svg:d="m5723 7322v-67h9650v-1891">
          <text:p/>
        </draw:connector>
        <draw:connector draw:style-name="gr6" draw:text-style-name="P1" draw:layer="layout" svg:x1="10.548cm" svg:y1="7.255cm" svg:x2="14.861cm" svg:y2="8.743cm" draw:start-shape="id7" draw:start-glue-point="0" draw:end-shape="id8" draw:end-glue-point="6" svg:d="m10548 7255v1488h4313">
          <text:p/>
        </draw:connector>
        <draw:frame draw:style-name="gr7" draw:text-style-name="P6" draw:layer="layout" svg:width="2.272cm" svg:height="1.46cm" svg:x="10.573cm" svg:y="7.255cm">
          <draw:text-box>
            <text:p><text:span text:style-name="T5">p</text:span><text:span text:style-name="T6">1 </text:span><text:span text:style-name="T7">p</text:span><text:span text:style-name="T8">2</text:span></text:p>
          </draw:text-box>
        </draw:frame>
        <draw:connector draw:style-name="gr8" draw:text-style-name="P1" draw:layer="layout" svg:x1="11.584cm" svg:y1="2.76cm" svg:x2="15.373cm" svg:y2="3.769cm" draw:start-shape="id9" draw:start-glue-point="10" draw:end-shape="id6" draw:end-glue-point="5" svg:d="m11584 2760h3789v1009">
          <text:p/>
        </draw:connector>
        <draw:custom-shape draw:style-name="gr4" draw:text-style-name="P3" xml:id="id10" draw:id="id10" draw:layer="layout" svg:width="1.262cm" svg:height="1.262cm" svg:x="10.322cm" svg:y="3.929cm">
          <text:p text:style-name="P1"><text:span text:style-name="T3">d</text:span><text:span text:style-name="T9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11.584cm" svg:y1="4.56cm" svg:x2="14.863cm" svg:y2="4.567cm" draw:start-shape="id10" draw:start-glue-point="10" draw:end-shape="id6" draw:end-glue-point="6" svg:d="m11584 4560h1640v7h1639">
          <text:p/>
        </draw:connector>
        <draw:connector draw:style-name="gr8" draw:text-style-name="P1" draw:layer="layout" svg:x1="18.345cm" svg:y1="4.567cm" svg:x2="22.199cm" svg:y2="4.573cm" draw:start-shape="id6" draw:start-glue-point="10" svg:d="m18345 4567h2178v6h1676">
          <text:p/>
        </draw:connector>
        <draw:connector draw:style-name="gr8" draw:text-style-name="P1" draw:layer="layout" svg:x1="18.345cm" svg:y1="8.767cm" svg:x2="22.208cm" svg:y2="8.753cm" svg:d="m18345 8767h1932v-14h19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67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sten </meta:initial-creator>
    <meta:creation-date>2014-03-16T20:28:55</meta:creation-date>
    <dc:date>2014-04-02T13:54:20</dc:date>
    <dc:creator>Karsten </dc:creator>
    <meta:editing-duration>PT49M8S</meta:editing-duration>
    <meta:editing-cycles>6</meta:editing-cycles>
    <meta:generator>LibreOffice/3.6$Linux_x86 LibreOffice_project/360m1$Build-2</meta:generator>
    <meta:document-statistic meta:object-count="19"/>
  </office:meta>
</office:document-meta>
</file>